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officeooo:paragraph-rsid="0031d1e7"/>
    </style:style>
    <style:style style:name="P10" style:family="paragraph" style:parent-style-name="Heading_20_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ent-style-name="Table_20_Contents">
      <style:text-properties fo:color="#464453" fo:font-size="11pt" style:font-size-asian="11pt" style:font-size-complex="11pt"/>
    </style:style>
    <style:style style:name="P14" style:family="paragraph" style:parent-style-name="Table_20_Contents">
      <style:paragraph-properties fo:text-align="end" style:justify-single-word="false"/>
      <style:text-properties fo:color="#464453" fo:font-size="10pt" style:font-size-asian="10pt" style:font-size-complex="10pt"/>
    </style:style>
    <style:style style:name="P15" style:family="paragraph" style:parent-style-name="Text_20_body">
      <style:text-properties fo:language="en" fo:country="US"/>
    </style:style>
    <style:style style:name="P16" style:family="paragraph" style:parent-style-name="Text_20_body">
      <style:text-properties fo:language="en" fo:country="US" officeooo:paragraph-rsid="002bc88c"/>
    </style:style>
    <style:style style:name="P17" style:family="paragraph" style:parent-style-name="Text_20_body">
      <style:text-properties fo:language="en" fo:country="US" officeooo:rsid="00304cad" officeooo:paragraph-rsid="00304cad"/>
    </style:style>
    <style:style style:name="P18" style:family="paragraph" style:parent-style-name="Text_20_body">
      <style:text-properties fo:language="en" fo:country="US" officeooo:paragraph-rsid="0033034a"/>
    </style:style>
    <style:style style:name="T1" style:family="text">
      <style:text-properties fo:color="#000000" style:font-name="Liberation Serif"/>
    </style:style>
    <style:style style:name="T2" style:family="text">
      <style:text-properties text:display="none"/>
    </style:style>
    <style:style style:name="T3" style:family="text">
      <style:text-properties officeooo:rsid="0029459c"/>
    </style:style>
    <style:style style:name="T4" style:family="text">
      <style:text-properties officeooo:rsid="00296597"/>
    </style:style>
    <style:style style:name="T5" style:family="text">
      <style:text-properties officeooo:rsid="002a21ce"/>
    </style:style>
    <style:style style:name="T6" style:family="text">
      <style:text-properties officeooo:rsid="0031d1e7"/>
    </style:style>
    <style:style style:name="T7" style:family="text">
      <style:text-properties officeooo:rsid="0033034a"/>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Characters</text:h>
      <text:h text:style-name="P10" text:outline-level="2">Sophie Hatter</text:h>
      <text:p text:style-name="P2"><draw:frame draw:style-name="fr5" draw:name="immagini3" text:anchor-type="paragraph" svg:x="9.417cm" svg:y="-0.081cm" svg:width="9.499cm" svg:height="8.497cm" draw:z-index="16"><draw:image xlink:href="../../Resources/Characters/Sophie%20Hatter/Interpersonal%20Circumplex%20Behavior%20Sophie.png" xlink:type="simple" xlink:show="embed" xlink:actuate="onLoad" loext:mime-type="image/png"/></draw:frame><draw:frame draw:style-name="fr1" draw:name="Frame2" text:anchor-type="paragraph" svg:width="5.001cm" draw:z-index="1"><draw:text-box fo:min-height="5.001cm"><text:p text:style-name="Caption"><draw:frame draw:style-name="fr6" draw:name="Immagine3" text:anchor-type="as-char" svg:width="5.001cm" style:rel-width="100%" svg:height="5.001cm" style:rel-height="scale" draw:z-index="19"><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16">Sophie has recently discovered her magical potential, so the girl dedicates herself for a period to the first experimentation of the magical arts,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1"><draw:frame draw:style-name="fr7" draw:name="Image5" text:anchor-type="as-char" svg:width="15.319cm" svg:height="11cm" draw:z-index="20"><draw:image xlink:href="../../Resources/Characters/Sophie%20Hatter/Sophie%20Interpersonal%20Circumplex.png" xlink:type="simple" xlink:show="embed" xlink:actuate="onLoad" loext:mime-type="image/png"/></draw:frame></text:p>
          </table:table-cell>
        </table:table-row>
        <text:soft-page-break/>
        <table:table-row>
          <table:table-cell table:style-name="Table2.A1" office:value-type="string">
            <text:p text:style-name="Table_20_Contents"><draw:frame draw:style-name="fr2" draw:name="Frame1" text:anchor-type="paragraph" svg:width="19.001cm" draw:z-index="18"><draw:text-box fo:min-height="19.796cm"><text:p text:style-name="Picture"><draw:frame draw:style-name="fr6" draw:name="Image1" text:anchor-type="as-char" svg:width="19.001cm" style:rel-width="100%" svg:height="19.796cm" style:rel-height="scale" draw:z-index="21"><draw:image xlink:href="../../Resources/Characters/Character%20wheel/Sophie%20Hatter.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P5"/>
      <text:p text:style-name="P7"/>
      <text:p text:style-name="Standard"/>
      <text:h text:style-name="P11" text:outline-level="2">Howl</text:h>
      <text:p text:style-name="P2"><draw:frame draw:style-name="fr1" draw:name="Frame3" text:anchor-type="paragraph" svg:width="5.001cm" draw:z-index="2"><draw:text-box fo:min-height="5.001cm"><text:p text:style-name="Caption"><draw:frame draw:style-name="fr6" draw:name="Immagine4" text:anchor-type="as-char" svg:width="5.001cm" style:rel-width="100%" svg:height="5.001cm" style:rel-height="scale" draw:z-index="22"><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text:span text:style-name="T3">ese</text:span>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2">Howl recalls that time when his apprentice mate (Layton) tried to steal Calcifer from him while they were still studying at Suliman’s.. </text:p>
      <text:p text:style-name="P3"><draw:frame draw:style-name="fr7"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11" text:outline-level="2">Orphan child</text:h>
      <text:p text:style-name="P2"><draw:frame draw:style-name="fr3" draw:name="Frame12" text:anchor-type="paragraph" svg:x="-0.007cm" svg:y="0.053cm" svg:width="5.249cm" draw:z-index="17"><draw:text-box fo:min-height="5.02cm"><text:p text:style-name="Caption"><draw:frame draw:style-name="fr8" draw:name="Immagine25" text:anchor-type="as-char" svg:width="5.249cm" style:rel-width="100%" svg:height="5.02cm" style:rel-height="scale" draw:z-index="23"><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text:span text:style-name="T6">silent</text:span> and without memory. He follows Ben everywhere he goes, sometimes even without his permission. Aesthetically remembers Howl, but it is very dirty, and his eyes and hair are brown (<text:span text:style-name="T4">when he was adult, </text:span>they were colored with magic).</text:p>
      <text:p text:style-name="P17"/>
      <text:p text:style-name="P5"/>
      <text:p text:style-name="P5"/>
      <text:p text:style-name="P5"/>
      <text:p text:style-name="P6"><draw:frame draw:style-name="fr7" draw:name="Image4" text:anchor-type="as-char" svg:width="15.109cm" svg:height="11.591cm" draw:z-index="24"><draw:image xlink:href="../../Resources/Characters/Orphan%20child/Orphan%20child%20Interpersonal%20Circumplex.png" xlink:type="simple" xlink:show="embed" xlink:actuate="onLoad" loext:mime-type="image/png"/></draw:frame></text:p>
      <text:h text:style-name="P11" text:outline-level="2">Layton</text:h>
      <text:p text:style-name="P2"><draw:frame draw:style-name="fr9" draw:name="immagini4" text:anchor-type="paragraph" svg:x="8.428cm" svg:y="0.173cm" svg:width="10.455cm" svg:height="8.303cm" draw:z-index="15"><draw:image xlink:href="../../Resources/Characters/Layton/Layton%20%20Before%20Interpersonal%20Circumplex.png" xlink:type="simple" xlink:show="embed" xlink:actuate="onLoad" loext:mime-type="image/png"/></draw:frame><draw:frame draw:style-name="fr1" draw:name="Frame4" text:anchor-type="paragraph" svg:width="5.001cm" draw:z-index="4"><draw:text-box fo:min-height="5.001cm"><text:p text:style-name="Caption"><draw:frame draw:style-name="fr6" draw:name="Immagine5" text:anchor-type="as-char" svg:width="5.001cm" style:rel-width="100%" svg:height="5.001cm" style:rel-height="scale" draw:z-index="25"><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2">During this imprisonment, however, Layton has learned how to control the spirits becoming powerful beyond all expectations.</text:p>
      <text:p text:style-name="P3"><draw:frame draw:style-name="fr10" draw:name="immagini2" text:anchor-type="as-char" svg:width="15.901cm" svg:height="11.589cm" draw:z-index="3"><draw:image xlink:href="../../Resources/Characters/Layton/Layton%20After%20Interpersonal%20Circumplex.png" xlink:type="simple" xlink:show="embed" xlink:actuate="onLoad" loext:mime-type="image/png"/></draw:frame></text:p>
      <text:h text:style-name="P11" text:outline-level="2">Madame Suliman</text:h>
      <text:p text:style-name="P2"><draw:frame draw:style-name="fr1" draw:name="Frame5" text:anchor-type="paragraph" svg:width="5.001cm" draw:z-index="8"><draw:text-box fo:min-height="5.001cm"><text:p text:style-name="Caption"><draw:frame draw:style-name="fr6" draw:name="Immagine6" text:anchor-type="as-char" svg:width="5.001cm" style:rel-width="100%" svg:height="5.001cm" style:rel-height="scale" draw:z-index="26"><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3"><draw:frame draw:style-name="fr7" draw:name="Immagine17" text:anchor-type="as-char" svg:width="15.109cm" svg:height="11.591cm" draw:z-index="27"><draw:image xlink:href="../../Resources/Characters/Madame%20Suliman/Suliman%20Interpersonal%20Circumplex.png" xlink:type="simple" xlink:show="embed" xlink:actuate="onLoad" loext:mime-type="image/png"/></draw:frame></text:p>
      <text:h text:style-name="P11" text:outline-level="2">Calcifer</text:h>
      <text:p text:style-name="P2"><draw:frame draw:style-name="fr1" draw:name="Frame6" text:anchor-type="paragraph" svg:width="5.001cm" draw:z-index="9"><draw:text-box fo:min-height="5.001cm"><text:p text:style-name="Caption"><draw:frame draw:style-name="fr6" draw:name="Immagine8" text:anchor-type="as-char" svg:width="5.001cm" style:rel-width="100%" svg:height="5.001cm" style:rel-height="scale" draw:z-index="29"><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2">Since he was freed from the contract, Calcifer is even more tied to his friends, and hardly spends a day away from them. Since the castle has expanded, he travels to the most exotic places.</text:p>
      <text:p text:style-name="P9"><text:span text:style-name="T6">H</text:span>e moves awkwardly in his armor, and must make a great effort to bend his limbs in a coordinated way with the steam, yet he <text:span text:style-name="T7">learns how</text:span> to shoot <text:span text:style-name="T7">his parts</text:span>, accumulating pressure.</text:p>
      <text:p text:style-name="P6"><draw:frame draw:style-name="fr11" draw:name="Immagine18" text:anchor-type="as-char" svg:y="-10.181cm" svg:width="12.465cm" svg:height="9.689cm" draw:z-index="28"><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1"><draw:frame draw:style-name="fr4" draw:name="Frame13" text:anchor-type="as-char" svg:width="5.36cm" draw:z-index="30"><draw:text-box fo:min-height="7.84cm"><text:p text:style-name="Picture"><draw:frame draw:style-name="fr6" draw:name="Image2" text:anchor-type="as-char" svg:width="5.36cm" style:rel-width="100%" svg:height="7.232cm" style:rel-height="scale" draw:z-index="31"><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1"><draw:frame draw:style-name="fr4" draw:name="Frame14" text:anchor-type="as-char" svg:width="6.44cm" draw:z-index="32"><draw:text-box fo:min-height="6.001cm"><text:p text:style-name="Picture"><draw:frame draw:style-name="fr6" draw:name="Image3" text:anchor-type="as-char" svg:width="6.44cm" style:rel-width="100%" svg:height="6.001cm" style:rel-height="scale" draw:z-index="33"><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10" text:outline-level="2"><text:soft-page-break/>Heen</text:h>
      <text:p text:style-name="P2"><draw:frame draw:style-name="fr1" draw:name="Frame7" text:anchor-type="paragraph" svg:width="5.001cm" draw:z-index="10"><draw:text-box fo:min-height="5.001cm"><text:p text:style-name="Caption"><draw:frame draw:style-name="fr6" draw:name="Immagine9" text:anchor-type="as-char" svg:width="5.001cm" style:rel-width="100%" svg:height="5.001cm" style:rel-height="scale" draw:z-index="34"><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18">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 </text:p>
      <text:p text:style-name="P3"><draw:frame draw:style-name="fr7" draw:name="Immagine19" text:anchor-type="as-char" svg:width="15.109cm" svg:height="11.591cm" draw:z-index="35"><draw:image xlink:href="../../Resources/Characters/Heen/Heen%20Interpersonal%20Circumplex.png" xlink:type="simple" xlink:show="embed" xlink:actuate="onLoad" loext:mime-type="image/png"/></draw:frame></text:p>
      <text:h text:style-name="P11" text:outline-level="2">King Beuron</text:h>
      <text:p text:style-name="P2"><draw:frame draw:style-name="fr3" draw:name="Frame8" text:anchor-type="paragraph" svg:x="-0.011cm" svg:y="-0.018cm" svg:width="5.794cm" draw:z-index="14"><draw:text-box fo:min-height="5.493cm"><text:p text:style-name="Caption"><draw:frame draw:style-name="fr6" draw:name="Immagine26" text:anchor-type="as-char" svg:width="5.794cm" style:rel-width="100%" svg:height="5.493cm" style:rel-height="scale" draw:z-index="36"><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2">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2" draw:name="immagini1" text:anchor-type="as-char" svg:y="0cm" svg:width="15.108cm" svg:height="11.589cm" draw:z-index="37"><draw:image xlink:href="../../Resources/Characters/King%20Beuron/King%20Beuron%20Interpersonal%20Circumplex.png" xlink:type="simple" xlink:show="embed" xlink:actuate="onLoad" loext:mime-type="image/png"/></draw:frame></text:p>
      <text:h text:style-name="P11" text:outline-level="2">Ben</text:h>
      <text:p text:style-name="P2"><draw:frame draw:style-name="fr1" draw:name="Frame9" text:anchor-type="paragraph" svg:width="5.001cm" draw:z-index="13"><draw:text-box fo:min-height="5.001cm"><text:p text:style-name="Caption"><draw:frame draw:style-name="fr6" draw:name="Immagine23" text:anchor-type="as-char" svg:width="5.001cm" style:rel-width="100%" svg:height="5.001cm" style:rel-height="scale" draw:z-index="38"><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text:p>
      <text:p text:style-name="P2">Trained by the best masters of Radme at the behest of the King himself, who saw his potential, Ben always proved to be virtuous and honest, helping the weak with great modesty.</text:p>
      <text:p text:style-name="P4"><draw:frame draw:style-name="fr7" draw:name="Immagine15" text:anchor-type="as-char" svg:width="14.561cm" svg:height="10.612cm" draw:z-index="5"><draw:image xlink:href="../../Resources/Characters/Ben/Ben%20Interpersonal%20Circumplex.png" xlink:type="simple" xlink:show="embed" xlink:actuate="onLoad" loext:mime-type="image/png"/></draw:frame></text:p>
      <text:h text:style-name="P11" text:outline-level="2">Markl</text:h>
      <text:p text:style-name="P2"><draw:frame draw:style-name="fr1" draw:name="Frame10" text:anchor-type="paragraph" svg:width="5.001cm" draw:z-index="11"><draw:text-box fo:min-height="5.001cm"><text:p text:style-name="Caption"><draw:frame draw:style-name="fr6" draw:name="Immagine10" text:anchor-type="as-char" svg:width="5.001cm" style:rel-width="100%" svg:height="5.001cm" style:rel-height="scale" draw:z-index="39"><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5"><text:span text:style-name="T6">E</text:span>ven if he is very scared, <text:span text:style-name="T6">often </text:span>tr<text:span text:style-name="T6">ies</text:span> to infiltrate the narrow spaces <text:span text:style-name="T6">with</text:span> Heen, to unlock the steps to the team. <text:span text:style-name="T6">H</text:span>is physical weakness and insecurity, but excellent acumen, make him the ideal counterpart of Heen, strong and dumb.</text:p>
      <text:p text:style-name="P3"><draw:frame draw:style-name="fr7" draw:name="Immagine20" text:anchor-type="as-char" svg:width="15.109cm" svg:height="11.591cm" draw:z-index="6"><draw:image xlink:href="../../Resources/Characters/Markl/Markl%20Interpersonal%20Circumplex.png" xlink:type="simple" xlink:show="embed" xlink:actuate="onLoad" loext:mime-type="image/png"/></draw:frame></text:p>
      <text:h text:style-name="P11" text:outline-level="2">Witch of the Waste</text:h>
      <text:p text:style-name="P2"><draw:frame draw:style-name="fr1" draw:name="Frame11" text:anchor-type="paragraph" svg:width="5.001cm" draw:z-index="12"><draw:text-box fo:min-height="5.001cm"><text:p text:style-name="Caption"><draw:frame draw:style-name="fr6" draw:name="Immagine11" text:anchor-type="as-char" svg:width="5.001cm" style:rel-width="100%" svg:height="5.001cm" style:rel-height="scale" draw:z-index="40"><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 <text:span text:style-name="T7">S</text:span>he Helps the group as an odd counselor.</text:p>
      <text:p text:style-name="P2">The most powerful and arcane spell that the witch has ever performed allowed her to form a puzzle with parts of Ingary’s most powerful warrior (Heen), obtaining a prodigious object from each. Unfortunately, over the years she has lost or sold them all.</text:p>
      <text:p text:style-name="P3"><draw:frame draw:style-name="fr7" draw:name="Immagine21" text:anchor-type="as-char" svg:width="16.14cm" svg:height="11.589cm" draw:z-index="7"><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2-12T22:38:13.138000000</dc:date>
    <meta:editing-duration>PT1H24M57S</meta:editing-duration>
    <meta:editing-cycles>57</meta:editing-cycles>
    <meta:generator>LibreOffice/6.1.2.1$Windows_X86_64 LibreOffice_project/65905a128db06ba48db947242809d14d3f9a93fe</meta:generator>
    <meta:document-statistic meta:table-count="3" meta:image-count="27" meta:object-count="0" meta:page-count="12" meta:paragraph-count="63" meta:word-count="1510" meta:character-count="8478" meta:non-whitespace-character-count="7016"/>
    <meta:template xlink:type="simple" xlink:actuate="onRequest" xlink:title="" xlink:href="../MasterGameDesignDocument.odm" meta:date="2018-12-12T00:19:09.755000000"/>
  </office:meta>
</office:document-meta>
</file>